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7c5bd" officeooo:paragraph-rsid="0007c5bd"/>
    </style:style>
    <style:style style:name="P2" style:family="paragraph" style:parent-style-name="Text_20_body">
      <style:text-properties officeooo:rsid="0007c5bd" officeooo:paragraph-rsid="0007c5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8:16:30.647345669</dc:date>
    <dc:creator>fryntiz </dc:creator>
    <meta:generator>LibreOffice/4.3.3.2$Linux_X86_64 LibreOffice_project/430m0$Build-2</meta:generator>
    <meta:editing-duration>PT8M46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